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58466" draw:textarea-horizontal-align="justify" draw:textarea-vertical-align="middle" draw:auto-grow-height="false" fo:min-height="10.545cm" fo:min-width="17.28cm"/>
    </style:style>
    <style:style style:name="gr2" style:family="graphic" style:parent-style-name="standard">
      <style:graphic-properties draw:stroke="dash" draw:stroke-dash="_32__20_Dots_20_1_20_Dash" svg:stroke-width="0.081cm" svg:stroke-color="#ffffff" draw:marker-start-width="0.321cm" draw:marker-end-width="0.321cm" svg:stroke-linecap="butt" draw:fill-color="#00a933" draw:textarea-horizontal-align="justify" draw:textarea-vertical-align="middle" draw:auto-grow-height="false" fo:min-height="2.21cm" fo:min-width="6.087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dash" draw:stroke-dash="Long_20_Dash_20__28_Rounded_29_" svg:stroke-width="0.081cm" svg:stroke-color="#ffffff" draw:marker-start-width="0.321cm" draw:marker-end-width="0.321cm" svg:stroke-linecap="round" draw:fill-color="#ffbf00" draw:textarea-horizontal-align="justify" draw:textarea-vertical-align="middle" draw:auto-grow-height="false" fo:min-height="3.48cm" fo:min-width="6.087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ffffff" draw:marker-start-width="0.321cm" draw:marker-end-width="0.321cm" draw:textarea-horizontal-align="justify" draw:textarea-vertical-align="middle" draw:auto-grow-height="false" fo:min-height="2.21cm" fo:min-width="6.087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2.29cm" fo:min-width="6.167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2.29cm" fo:min-width="6.167cm"/>
      <style:paragraph-properties style:writing-mode="lr-tb"/>
    </style:style>
    <style:style style:name="gr7" style:family="graphic" style:parent-style-name="objectwithoutfill">
      <style:graphic-properties svg:stroke-color="#ffffff" draw:marker-start="Arrowheads_20_4" draw:marker-start-width="0.3cm" draw:marker-end="Arrowheads_20_5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svg:stroke-color="#ffffff" draw:marker-start="Arrowheads_20_6" draw:marker-start-width="0.3cm" draw:marker-end="Arrowheads_20_7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svg:stroke-color="#ffffff" draw:marker-end="Arrowheads_20_8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svg:stroke-color="#ffffff" draw:marker-end="Arrowheads_20_12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svg:stroke-color="#ffffff" draw:marker-start="Arrowheads_20_4" draw:marker-start-width="0.3cm" draw:marker-end="Arrowheads_20_5" draw:marker-end-width="0.3cm" draw:fill="none" draw:textarea-vertical-align="middle"/>
    </style:style>
    <style:style style:name="gr12" style:family="graphic" style:parent-style-name="objectwithoutfill">
      <style:graphic-properties svg:stroke-color="#ffffff" draw:marker-start="Arrowheads_20_6" draw:marker-start-width="0.3cm" draw:marker-end="Arrowheads_20_7" draw:marker-end-width="0.3cm" draw:fill="none" draw:textarea-vertical-align="middle"/>
    </style:style>
    <style:style style:name="gr13" style:family="graphic" style:parent-style-name="objectwithoutfill">
      <style:graphic-properties svg:stroke-color="#ffffff" draw:marker-end="Arrowheads_20_8" draw:marker-end-width="0.3cm" draw:fill="none" draw:textarea-vertical-align="middle"/>
    </style:style>
    <style:style style:name="gr14" style:family="graphic" style:parent-style-name="objectwithoutfill">
      <style:graphic-properties svg:stroke-color="#ffffff" draw:marker-end="Arrowheads_20_13" draw:marker-end-width="0.3cm" draw:fill="none" draw:textarea-vertical-align="middle"/>
    </style:style>
    <style:style style:name="P1" style:family="paragraph">
      <loext:graphic-properties draw:fill-color="#1584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bf00"/>
      <style:paragraph-properties fo:margin-top="2.54cm" fo:margin-bottom="0cm"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color="#ffffff" loext:opacity="100%" loext:color-lum-mod="100%" loext:color-lum-off="0%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13pt" style:font-size-asian="13pt" style:font-size-complex="13pt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fo:color="#ffffff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7.78cm" svg:height="10.795cm" svg:x="1.952cm" svg:y="1.31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2" draw:id="id2" draw:layer="layout" svg:width="6.667cm" svg:height="2.54cm" svg:x="2.27cm" svg:y="1.635cm">
              <text:p text:style-name="P2">descripción de comportamientos</text:p>
              <draw:enhanced-geometry svg:viewBox="0 0 21600 21600" draw:type="rectangle" draw:enhanced-path="M 0 0 L 21600 0 21600 21600 0 21600 0 0 Z N"/>
            </draw:custom-shape>
            <draw:custom-shape draw:style-name="gr3" draw:text-style-name="P4" xml:id="id1" draw:id="id1" draw:layer="layout" svg:width="6.667cm" svg:height="3.81cm" svg:x="12.113cm" svg:y="2.905cm">
              <text:p text:style-name="P2">ejecutor de comportamiento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xml:id="id3" draw:id="id3" draw:layer="layout" svg:width="6.667cm" svg:height="2.54cm" svg:x="3.222cm" svg:y="6.715cm">
              <text:p text:style-name="P2">biblioteca de comportamientos</text:p>
              <draw:enhanced-geometry svg:viewBox="0 0 21600 21600" draw:type="rectangle" draw:enhanced-path="M 0 0 L 21600 0 21600 21600 0 21600 0 0 Z N"/>
            </draw:custom-shape>
            <draw:custom-shape draw:style-name="gr5" draw:text-style-name="P5" xml:id="id4" draw:id="id4" draw:layer="layout" svg:width="6.667cm" svg:height="2.54cm" svg:x="11.16cm" svg:y="10.207cm">
              <text:p text:style-name="P2">salida</text:p>
              <draw:enhanced-geometry svg:viewBox="0 0 21600 21600" draw:type="rectangle" draw:enhanced-path="M 0 0 L 21600 0 21600 21600 0 21600 0 0 Z N"/>
            </draw:custom-shape>
            <draw:custom-shape draw:style-name="gr6" draw:text-style-name="P6" xml:id="id5" draw:id="id5" draw:layer="layout" svg:width="6.667cm" svg:height="2.54cm" svg:x="2.587cm" svg:y="10.207cm">
              <text:p text:style-name="P2">entrada</text:p>
              <draw:enhanced-geometry svg:viewBox="0 0 21600 21600" draw:type="rectangle" draw:enhanced-path="M 0 0 L 21600 0 21600 21600 0 21600 0 0 Z N"/>
            </draw:custom-shape>
            <draw:connector draw:style-name="gr7" draw:text-style-name="P7" draw:layer="layout" draw:type="curve" svg:x1="15.446cm" svg:y1="2.905cm" svg:x2="8.937cm" svg:y2="2.905cm" draw:start-shape="id1" draw:start-glue-point="0" draw:end-shape="id2" draw:end-glue-point="1" svg:d="M15446 2905c0-811-2461-677-3494-474s-635 474-3015 474" svg:viewBox="0 0 6510 629">
              <text:p text:style-name="P2"><text:span text:style-name="T1"><text:s text:c="83"/></text:span><text:span text:style-name="T1">cpu: lee y escribe</text:span></text:p>
            </draw:connector>
            <draw:connector draw:style-name="gr8" draw:text-style-name="P7" draw:layer="layout" draw:type="curve" svg:x1="5.603cm" svg:y1="4.175cm" svg:x2="6.555cm" svg:y2="6.715cm" draw:start-shape="id2" draw:start-glue-point="2" draw:end-shape="id3" draw:end-glue-point="0" svg:d="M5603 4175c0 1905 952 635 952 2540" svg:viewBox="0 0 953 2541">
              <text:p text:style-name="P2"><text:span text:style-name="T2"><text:s text:c="51"/></text:span><text:span text:style-name="T2">ram: lee y escribe</text:span></text:p>
            </draw:connector>
            <draw:connector draw:style-name="gr9" draw:text-style-name="P7" draw:layer="layout" draw:type="curve" draw:line-skew="-0.856cm" svg:x1="5.603cm" svg:y1="4.175cm" svg:x2="14.493cm" svg:y2="10.207cm" draw:start-shape="id2" draw:start-glue-point="2" draw:end-shape="id4" svg:d="M5603 4175c0 3270 8890 254 8890 6032" svg:viewBox="0 0 8891 6033">
              <text:p text:style-name="P2"><text:span text:style-name="T3"><text:s text:c="20"/></text:span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><text:s text:c="42"/></text:span><text:span text:style-name="T3">salida: lee</text:span></text:p>
            </draw:connector>
            <draw:connector draw:style-name="gr10" draw:text-style-name="P7" draw:layer="layout" draw:type="curve" svg:x1="5.92cm" svg:y1="10.207cm" svg:x2="6.555cm" svg:y2="9.255cm" draw:start-shape="id5" draw:start-glue-point="0" draw:end-shape="id3" draw:end-glue-point="2" svg:d="M5920 10207c0-684 635-208 635-952" svg:viewBox="0 0 636 953">
              <text:p text:style-name="P2"><text:span text:style-name="T1"><text:s text:c="23"/></text:span><text:span text:style-name="T1">escribe</text:span></text:p>
            </draw:connector>
          </draw:g>
          <draw:g>
            <draw:custom-shape draw:style-name="gr1" draw:text-style-name="P1" draw:layer="layout" svg:width="17.78cm" svg:height="10.795cm" svg:x="1.952cm" svg:y="14.01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7" draw:id="id7" draw:layer="layout" svg:width="6.667cm" svg:height="2.54cm" svg:x="3.54cm" svg:y="14.97cm">
              <text:p text:style-name="P2">RAM</text:p>
              <draw:enhanced-geometry svg:viewBox="0 0 21600 21600" draw:type="rectangle" draw:enhanced-path="M 0 0 L 21600 0 21600 21600 0 21600 0 0 Z N"/>
            </draw:custom-shape>
            <draw:custom-shape draw:style-name="gr3" draw:text-style-name="P4" xml:id="id6" draw:id="id6" draw:layer="layout" svg:width="6.667cm" svg:height="3.81cm" svg:x="11.795cm" svg:y="17.192cm">
              <text:p text:style-name="P2">CP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xml:id="id8" draw:id="id8" draw:layer="layout" svg:width="6.667cm" svg:height="2.54cm" svg:x="3.222cm" svg:y="19.415cm">
              <text:p text:style-name="P2">Disco Duro</text:p>
              <draw:enhanced-geometry svg:viewBox="0 0 21600 21600" draw:type="rectangle" draw:enhanced-path="M 0 0 L 21600 0 21600 21600 0 21600 0 0 Z N"/>
            </draw:custom-shape>
            <draw:custom-shape draw:style-name="gr5" draw:text-style-name="P5" xml:id="id9" draw:id="id9" draw:layer="layout" svg:width="6.667cm" svg:height="2.54cm" svg:x="11.16cm" svg:y="22.907cm">
              <text:p text:style-name="P2">Pantalla</text:p>
              <draw:enhanced-geometry svg:viewBox="0 0 21600 21600" draw:type="rectangle" draw:enhanced-path="M 0 0 L 21600 0 21600 21600 0 21600 0 0 Z N"/>
            </draw:custom-shape>
            <draw:custom-shape draw:style-name="gr6" draw:text-style-name="P6" xml:id="id10" draw:id="id10" draw:layer="layout" svg:width="6.667cm" svg:height="2.54cm" svg:x="2.587cm" svg:y="22.907cm">
              <text:p text:style-name="P2">Teclado</text:p>
              <draw:enhanced-geometry svg:viewBox="0 0 21600 21600" draw:type="rectangle" draw:enhanced-path="M 0 0 L 21600 0 21600 21600 0 21600 0 0 Z N"/>
            </draw:custom-shape>
            <draw:connector draw:style-name="gr11" draw:text-style-name="P8" draw:layer="layout" draw:type="curve" svg:x1="15.128cm" svg:y1="17.192cm" svg:x2="10.207cm" svg:y2="16.24cm" draw:start-shape="id6" draw:start-glue-point="0" draw:end-shape="id7" draw:end-glue-point="1" svg:d="M15128 17192c0-635-1640-952-4921-952" svg:viewBox="0 0 4922 953">
              <text:p/>
            </draw:connector>
            <draw:connector draw:style-name="gr12" draw:text-style-name="P8" draw:layer="layout" draw:type="curve" svg:x1="6.873cm" svg:y1="17.51cm" svg:x2="6.555cm" svg:y2="19.415cm" draw:start-shape="id7" draw:start-glue-point="2" draw:end-shape="id8" draw:end-glue-point="0" svg:d="M6873 17510c0 1429-318 477-318 1905" svg:viewBox="0 0 319 1906">
              <text:p/>
            </draw:connector>
            <draw:connector draw:style-name="gr13" draw:text-style-name="P8" draw:layer="layout" draw:type="curve" svg:x1="15.128cm" svg:y1="21.002cm" svg:x2="14.493cm" svg:y2="22.907cm" draw:start-shape="id6" draw:start-glue-point="2" draw:end-shape="id9" svg:d="M15128 21002c0 1459-635 507-635 1905" svg:viewBox="0 0 636 1906">
              <text:p/>
            </draw:connector>
            <draw:connector draw:style-name="gr14" draw:text-style-name="P8" draw:layer="layout" draw:type="curve" svg:x1="5.92cm" svg:y1="22.907cm" svg:x2="6.555cm" svg:y2="21.955cm" draw:start-shape="id10" draw:start-glue-point="0" draw:end-shape="id8" draw:end-glue-point="2" svg:d="M5920 22907c0-684 635-208 635-952" svg:viewBox="0 0 636 953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_32__20_Dots_20_1_20_Dash" draw:display-name="2 Dots 1 Dash" draw:style="rect" draw:dots1="2" draw:dots2="1" draw:dots2-length="0.203cm" draw:distance="0.203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4:34:18.827750294</meta:creation-date>
    <dc:date>2024-05-28T14:50:27.123255303</dc:date>
    <meta:editing-duration>PT16M8S</meta:editing-duration>
    <meta:editing-cycles>2</meta:editing-cycles>
    <meta:generator>LibreOffice/7.4.7.2$Linux_X86_64 LibreOffice_project/40$Build-2</meta:generator>
    <meta:document-statistic meta:object-count="23"/>
  </office:meta>
</office:document-meta>
</file>